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6.492cm" fo:min-width="17.341cm"/>
      <style:paragraph-properties style:writing-mode="lr-tb"/>
    </style:style>
    <style:style style:name="gr3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6.492cm" fo:min-width="19.2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svg:stroke-linecap="butt" draw:fill-color="#afd095" draw:opacity="22%" draw:textarea-horizontal-align="justify" draw:textarea-vertical-align="middle" draw:auto-grow-height="false" fo:min-height="4.38cm" fo:min-width="16.715cm"/>
    </style:style>
    <style:style style:name="gr11" style:family="graphic" style:parent-style-name="standard">
      <style:graphic-properties draw:fill-color="#afd095" draw:opacity="22%" draw:textarea-horizontal-align="justify" draw:textarea-vertical-align="middle" draw:auto-grow-height="false" fo:min-height="2.455cm" fo:min-width="3.264cm"/>
    </style:style>
    <style:style style:name="gr12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6.278cm" fo:min-width="26.863cm"/>
    </style:style>
    <style:style style:name="gr18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7.25cm" fo:min-width="7.5cm"/>
    </style:style>
    <style:style style:name="gr24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25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  <style:paragraph-properties style:writing-mode="lr-tb"/>
    </style:style>
    <style:style style:name="gr27" style:family="graphic" style:parent-style-name="standard">
      <style:graphic-properties draw:fill-color="#afd095" draw:opacity="22%" draw:textarea-horizontal-align="justify" draw:textarea-vertical-align="middle" draw:auto-grow-height="false" fo:min-height="2.76cm" fo:min-width="5.288cm"/>
    </style:style>
    <style:style style:name="gr28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32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33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afd095" draw:opacity="22%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47cm" svg:height="1.5cm" svg:x="11.548cm" svg:y="0.913cm">
          <draw:text-box>
            <text:p><text:span text:style-name="T1"><text:s/></text:span><text:span text:style-name="T1">is-user-managment</text:span></text:p>
          </draw:text-box>
        </draw:frame>
        <draw:custom-shape draw:style-name="gr2" draw:text-style-name="P2" draw:layer="layout" svg:width="17.841cm" svg:height="16.742cm" svg:x="4.75cm" svg:y="2.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413cm" svg:y1="13.687cm" svg:x2="15.413cm" svg:y2="22.196cm">
          <text:p/>
        </draw:line>
        <draw:frame draw:style-name="gr4" draw:text-style-name="P4" draw:layer="layout" svg:width="4.445cm" svg:height="1.673cm" svg:x="15.413cm" svg:y="13.052cm">
          <draw:text-box>
            <text:p>\check-token <text:s text:c="2"/>(get)</text:p>
          </draw:text-box>
        </draw:frame>
        <draw:frame draw:style-name="gr1" draw:text-style-name="P4" draw:layer="layout" svg:width="3.75cm" svg:height="1.5cm" svg:x="45.75cm" svg:y="23.75cm">
          <draw:text-box>
            <text:p>Browser</text:p>
          </draw:text-box>
        </draw:frame>
        <draw:custom-shape draw:style-name="gr5" draw:text-style-name="P2" draw:layer="layout" svg:width="19.716cm" svg:height="16.742cm" svg:x="31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302cm" svg:height="1.016cm" svg:x="37.003cm" svg:y="14.322cm">
          <draw:text-box>
            <text:p>Auth</text:p>
          </draw:text-box>
        </draw:frame>
        <draw:line draw:style-name="gr7" draw:text-style-name="P3" draw:layer="layout" svg:x1="43.25cm" svg:y1="24cm" svg:x2="39.924cm" svg:y2="15.846cm">
          <text:p/>
        </draw:line>
        <draw:line draw:style-name="gr8" draw:text-style-name="P3" draw:layer="layout" svg:x1="31.669cm" svg:y1="13.687cm" svg:x2="19.858cm" svg:y2="13.687cm">
          <text:p/>
        </draw:line>
        <draw:frame draw:style-name="gr6" draw:text-style-name="P4" draw:layer="layout" svg:width="4.318cm" svg:height="1.016cm" svg:x="36.932cm" svg:y="20.984cm">
          <draw:text-box>
            <text:p>Authorization</text:p>
          </draw:text-box>
        </draw:frame>
        <draw:frame draw:style-name="gr9" draw:text-style-name="P4" draw:layer="layout" svg:width="7.239cm" svg:height="0.962cm" svg:x="35.76cm" svg:y="22.038cm">
          <draw:text-box>
            <text:p>Bearer fda1315454qas</text:p>
          </draw:text-box>
        </draw:frame>
        <draw:custom-shape draw:style-name="gr10" draw:text-style-name="P5" draw:layer="layout" svg:width="18.591cm" svg:height="5cm" svg:x="4.75cm" svg:y="20.49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5" draw:layer="layout" svg:width="4.064cm" svg:height="2.921cm" svg:x="36.495cm" svg:y="13.68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4.572cm" svg:height="1.016cm" svg:x="15.921cm" svg:y="19.402cm">
          <draw:text-box>
            <text:p><text:s/>serviceToken</text:p>
          </draw:text-box>
        </draw:frame>
        <draw:line draw:style-name="gr12" draw:text-style-name="P3" draw:layer="layout" svg:x1="15.413cm" svg:y1="23.847cm" svg:x2="15.413cm" svg:y2="30.324cm">
          <text:p/>
        </draw:line>
        <draw:frame draw:style-name="gr6" draw:text-style-name="P4" draw:layer="layout" svg:width="3.175cm" svg:height="1.016cm" svg:x="21.825cm" svg:y="28cm">
          <draw:text-box>
            <text:p>is_users</text:p>
          </draw:text-box>
        </draw:frame>
        <draw:frame draw:style-name="gr9" draw:text-style-name="P4" draw:layer="layout" svg:width="3.937cm" svg:height="0.962cm" svg:x="15.794cm" svg:y="30.07cm">
          <draw:text-box>
            <text:p>tokenkeys</text:p>
          </draw:text-box>
        </draw:frame>
        <draw:line draw:style-name="gr13" draw:text-style-name="P3" draw:layer="layout" svg:x1="15.75cm" svg:y1="31.25cm" svg:x2="15.75cm" svg:y2="35.258cm">
          <text:p/>
        </draw:line>
        <draw:line draw:style-name="gr13" draw:text-style-name="P3" draw:layer="layout" svg:x1="17.591cm" svg:y1="31.242cm" svg:x2="17.591cm" svg:y2="34.992cm">
          <text:p/>
        </draw:line>
        <draw:line draw:style-name="gr13" draw:text-style-name="P3" draw:layer="layout" svg:x1="22.5cm" svg:y1="31.25cm" svg:x2="22.5cm" svg:y2="34.75cm">
          <text:p/>
        </draw:line>
        <draw:line draw:style-name="gr14" draw:text-style-name="P3" draw:layer="layout" svg:x1="20.5cm" svg:y1="30cm" svg:x2="20.5cm" svg:y2="23.75cm">
          <text:p/>
        </draw:line>
        <draw:frame draw:style-name="gr6" draw:text-style-name="P4" draw:layer="layout" svg:width="3.25cm" svg:height="1.016cm" svg:x="19cm" svg:y="22.25cm">
          <draw:text-box>
            <text:p>success</text:p>
          </draw:text-box>
        </draw:frame>
        <draw:line draw:style-name="gr15" draw:text-style-name="P3" draw:layer="layout" svg:x1="20.591cm" svg:y1="21.992cm" svg:x2="20.591cm" svg:y2="17.492cm">
          <text:p/>
        </draw:line>
        <draw:line draw:style-name="gr16" draw:text-style-name="P3" draw:layer="layout" svg:x1="20.591cm" svg:y1="16.992cm" svg:x2="31.841cm" svg:y2="16.992cm">
          <text:p/>
        </draw:line>
        <draw:frame draw:style-name="gr6" draw:text-style-name="P4" draw:layer="layout" svg:width="3.302cm" svg:height="1.016cm" svg:x="18.75cm" svg:y="1.484cm">
          <draw:text-box>
            <text:p>127.0.0.1</text:p>
          </draw:text-box>
        </draw:frame>
        <draw:frame draw:style-name="gr9" draw:text-style-name="P4" draw:layer="layout" svg:width="3.75cm" svg:height="0.962cm" svg:x="24.5cm" svg:y="17.038cm">
          <draw:text-box>
            <text:p>no/success</text:p>
          </draw:text-box>
        </draw:frame>
        <draw:frame draw:style-name="gr6" draw:text-style-name="P4" draw:layer="layout" svg:width="4.318cm" svg:height="1.016cm" svg:x="24.432cm" svg:y="15.984cm">
          <draw:text-box>
            <text:p>Authorization</text:p>
          </draw:text-box>
        </draw:frame>
        <draw:frame draw:style-name="gr6" draw:text-style-name="P4" draw:layer="layout" svg:width="3.175cm" svg:height="1.016cm" svg:x="21.666cm" svg:y="26.976cm">
          <draw:text-box>
            <text:p>database</text:p>
          </draw:text-box>
        </draw:frame>
        <draw:custom-shape draw:style-name="gr17" draw:text-style-name="P3" draw:layer="layout" svg:width="30.341cm" svg:height="9.25cm" svg:x="2.75cm" svg:y="29.2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4" draw:layer="layout" svg:width="5.75cm" svg:height="1.673cm" svg:x="11.75cm" svg:y="11cm">
          <draw:text-box>
            <text:p>\add-token </text:p>
            <text:p><text:s/>(get)</text:p>
          </draw:text-box>
        </draw:frame>
        <draw:line draw:style-name="gr18" draw:text-style-name="P3" draw:layer="layout" svg:x1="7.5cm" svg:y1="7.75cm" svg:x2="7.5cm" svg:y2="22cm">
          <text:p/>
        </draw:line>
        <draw:line draw:style-name="gr19" draw:text-style-name="P3" draw:layer="layout" svg:x1="7.5cm" svg:y1="23.25cm" svg:x2="7.5cm" svg:y2="31.25cm">
          <text:p/>
        </draw:line>
        <draw:line draw:style-name="gr20" draw:text-style-name="P3" draw:layer="layout" svg:x1="8.25cm" svg:y1="31.5cm" svg:x2="8.25cm" svg:y2="23cm">
          <text:p/>
        </draw:line>
        <draw:line draw:style-name="gr21" draw:text-style-name="P3" draw:layer="layout" svg:x1="8.25cm" svg:y1="22cm" svg:x2="8.25cm" svg:y2="7.5cm">
          <text:p/>
        </draw:line>
        <draw:frame draw:style-name="gr22" draw:text-style-name="P4" draw:layer="layout" svg:width="1.437cm" svg:height="1cm" svg:x="16cm" svg:y="31.5cm">
          <draw:text-box>
            <text:p>id</text:p>
          </draw:text-box>
        </draw:frame>
        <draw:frame draw:style-name="gr4" draw:text-style-name="P4" draw:layer="layout" svg:width="3.25cm" svg:height="1.673cm" svg:x="20.25cm" svg:y="31.5cm">
          <draw:text-box>
            <text:p>uuid</text:p>
          </draw:text-box>
        </draw:frame>
        <draw:frame draw:style-name="gr9" draw:text-style-name="P4" draw:layer="layout" svg:width="2.25cm" svg:height="0.962cm" svg:x="22.909cm" svg:y="31.508cm">
          <draw:text-box>
            <text:p>token</text:p>
          </draw:text-box>
        </draw:frame>
        <draw:line draw:style-name="gr13" draw:text-style-name="P3" draw:layer="layout" svg:x1="24.909cm" svg:y1="31.258cm" svg:x2="24.909cm" svg:y2="35.258cm">
          <text:p/>
        </draw:line>
        <draw:frame draw:style-name="gr9" draw:text-style-name="P4" draw:layer="layout" svg:width="1.25cm" svg:height="0.962cm" svg:x="26.659cm" svg:y="31.546cm">
          <draw:text-box>
            <text:p>iv</text:p>
          </draw:text-box>
        </draw:frame>
        <draw:frame draw:style-name="gr9" draw:text-style-name="P4" draw:layer="layout" svg:width="1.25cm" svg:height="0.962cm" svg:x="27.659cm" svg:y="31.546cm">
          <draw:text-box>
            <text:p>ip</text:p>
          </draw:text-box>
        </draw:frame>
        <draw:frame draw:style-name="gr4" draw:text-style-name="P4" draw:layer="layout" svg:width="4.25cm" svg:height="1.673cm" svg:x="28.909cm" svg:y="31.508cm">
          <draw:text-box>
            <text:p>created_at</text:p>
          </draw:text-box>
        </draw:frame>
        <draw:line draw:style-name="gr13" draw:text-style-name="P3" draw:layer="layout" svg:x1="15.75cm" svg:y1="31.25cm" svg:x2="32.5cm" svg:y2="31.25cm">
          <text:p/>
        </draw:line>
        <draw:line draw:style-name="gr13" draw:text-style-name="P3" draw:layer="layout" svg:x1="28.909cm" svg:y1="31.258cm" svg:x2="28.909cm" svg:y2="35.508cm">
          <text:p/>
        </draw:line>
        <draw:line draw:style-name="gr13" draw:text-style-name="P3" draw:layer="layout" svg:x1="27.659cm" svg:y1="31.258cm" svg:x2="27.659cm" svg:y2="35.508cm">
          <text:p/>
        </draw:line>
        <draw:line draw:style-name="gr13" draw:text-style-name="P3" draw:layer="layout" svg:x1="32.409cm" svg:y1="31.258cm" svg:x2="32.409cm" svg:y2="35.508cm">
          <text:p/>
        </draw:line>
        <draw:line draw:style-name="gr13" draw:text-style-name="P3" draw:layer="layout" svg:x1="15.75cm" svg:y1="32.5cm" svg:x2="32.5cm" svg:y2="32.5cm">
          <text:p/>
        </draw:line>
        <draw:line draw:style-name="gr13" draw:text-style-name="P3" draw:layer="layout" svg:x1="15.75cm" svg:y1="33.75cm" svg:x2="32.5cm" svg:y2="33.75cm">
          <text:p/>
        </draw:line>
        <draw:custom-shape draw:style-name="gr23" draw:text-style-name="P3" draw:layer="layout" svg:width="8cm" svg:height="7.5cm" svg:x="42.5cm" svg:y="25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39.5cm" svg:y1="15cm" svg:x2="42cm" svg:y2="7.25cm">
          <text:p/>
        </draw:line>
        <draw:line draw:style-name="gr25" draw:text-style-name="P3" draw:layer="layout" svg:x1="44cm" svg:y1="6.75cm" svg:x2="44cm" svg:y2="24.5cm">
          <text:p/>
        </draw:line>
        <draw:frame draw:style-name="gr9" draw:text-style-name="P4" draw:layer="layout" svg:width="2.207cm" svg:height="0.962cm" svg:x="40.793cm" svg:y="3.038cm">
          <draw:text-box>
            <text:p>web</text:p>
          </draw:text-box>
        </draw:frame>
        <draw:frame draw:style-name="gr22" draw:text-style-name="P4" draw:layer="layout" svg:width="5.207cm" svg:height="1cm" svg:x="45.293cm" svg:y="1.5cm">
          <draw:text-box>
            <text:p>192.168.89.30</text:p>
          </draw:text-box>
        </draw:frame>
        <draw:frame draw:style-name="gr22" draw:text-style-name="P1" draw:layer="layout" svg:width="7.497cm" svg:height="1cm" svg:x="36.503cm" svg:y="1cm">
          <draw:text-box>
            <text:p><text:span text:style-name="T1"><text:s/></text:span><text:span text:style-name="T1">is-gateway-api-lumen</text:span></text:p>
          </draw:text-box>
        </draw:frame>
        <draw:frame draw:style-name="gr9" draw:text-style-name="P4" draw:layer="layout" svg:width="1.75cm" svg:height="0.962cm" svg:x="24.909cm" svg:y="31.508cm">
          <draw:text-box>
            <text:p>key</text:p>
          </draw:text-box>
        </draw:frame>
        <draw:line draw:style-name="gr13" draw:text-style-name="P3" draw:layer="layout" svg:x1="26.659cm" svg:y1="31.258cm" svg:x2="26.659cm" svg:y2="35.508cm">
          <text:p/>
        </draw:line>
        <draw:frame draw:style-name="gr9" draw:text-style-name="P4" draw:layer="layout" svg:width="6.25cm" svg:height="0.962cm" svg:x="40.5cm" svg:y="4.077cm">
          <draw:text-box>
            <text:p>\add-token (post)</text:p>
          </draw:text-box>
        </draw:frame>
        <draw:frame draw:style-name="gr26" draw:text-style-name="P4" draw:layer="layout" svg:width="5.404cm" svg:height="1.173cm" svg:x="40.596cm" svg:y="4.99cm">
          <draw:text-box>
            <text:p>\list-token (get)</text:p>
          </draw:text-box>
        </draw:frame>
        <draw:frame draw:style-name="gr22" draw:text-style-name="P4" draw:layer="layout" svg:width="5.25cm" svg:height="1cm" svg:x="40.5cm" svg:y="6cm">
          <draw:text-box>
            <text:p>\del-token (post)</text:p>
          </draw:text-box>
        </draw:frame>
        <draw:custom-shape draw:style-name="gr27" draw:text-style-name="P5" draw:layer="layout" svg:width="6.25cm" svg:height="3.25cm" svg:x="40.25cm" svg:y="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8" draw:text-style-name="P3" draw:layer="layout" svg:x1="39.25cm" svg:y1="5.25cm" svg:x2="13.5cm" svg:y2="5.25cm">
          <text:p/>
        </draw:line>
        <draw:frame draw:style-name="gr9" draw:text-style-name="P4" draw:layer="layout" svg:width="2.207cm" svg:height="0.962cm" svg:x="7.293cm" svg:y="3.25cm">
          <draw:text-box>
            <text:p>api</text:p>
          </draw:text-box>
        </draw:frame>
        <draw:frame draw:style-name="gr9" draw:text-style-name="P4" draw:layer="layout" svg:width="7.239cm" svg:height="0.962cm" svg:x="23cm" svg:y="13.788cm">
          <draw:text-box>
            <text:p>Bearer fda1315454qas</text:p>
          </draw:text-box>
        </draw:frame>
        <draw:frame draw:style-name="gr6" draw:text-style-name="P4" draw:layer="layout" svg:width="4.318cm" svg:height="1.016cm" svg:x="24.182cm" svg:y="12.484cm">
          <draw:text-box>
            <text:p>Authorization</text:p>
          </draw:text-box>
        </draw:frame>
        <draw:frame draw:style-name="gr26" draw:text-style-name="P4" draw:layer="layout" svg:width="3.25cm" svg:height="1.173cm" svg:x="37.75cm" svg:y="10.827cm">
          <draw:text-box>
            <text:p>success</text:p>
          </draw:text-box>
        </draw:frame>
        <draw:line draw:style-name="gr29" draw:text-style-name="P3" draw:layer="layout" svg:x1="12cm" svg:y1="6cm" svg:x2="39.25cm" svg:y2="6cm">
          <text:p/>
        </draw:line>
        <draw:line draw:style-name="gr30" draw:text-style-name="P3" draw:layer="layout" svg:x1="11.75cm" svg:y1="12.75cm" svg:x2="11.75cm" svg:y2="21.75cm">
          <text:p/>
        </draw:line>
        <draw:line draw:style-name="gr31" draw:text-style-name="P3" draw:layer="layout" svg:x1="11.75cm" svg:y1="23.25cm" svg:x2="11.75cm" svg:y2="31cm">
          <text:p/>
        </draw:line>
        <draw:line draw:style-name="gr32" draw:text-style-name="P3" draw:layer="layout" svg:x1="12.25cm" svg:y1="31cm" svg:x2="12.25cm" svg:y2="23.25cm">
          <text:p/>
        </draw:line>
        <draw:line draw:style-name="gr33" draw:text-style-name="P3" draw:layer="layout" svg:x1="12.25cm" svg:y1="21.5cm" svg:x2="12.25cm" svg:y2="12.75cm">
          <text:p/>
        </draw:line>
        <draw:frame draw:style-name="gr26" draw:text-style-name="P4" draw:layer="layout" svg:width="5.404cm" svg:height="1.173cm" svg:x="6.346cm" svg:y="5.49cm">
          <draw:text-box>
            <text:p>\list-token (get)</text:p>
          </draw:text-box>
        </draw:frame>
        <draw:frame draw:style-name="gr22" draw:text-style-name="P4" draw:layer="layout" svg:width="5.25cm" svg:height="1cm" svg:x="6.25cm" svg:y="6.5cm">
          <draw:text-box>
            <text:p>\del-token (post)</text:p>
          </draw:text-box>
        </draw:frame>
        <draw:custom-shape draw:style-name="gr27" draw:text-style-name="P5" draw:layer="layout" svg:width="6.25cm" svg:height="3.25cm" svg:x="5.75cm" svg:y="4.2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4" draw:layer="layout" svg:width="6.25cm" svg:height="0.962cm" svg:x="6.25cm" svg:y="4.5cm">
          <draw:text-box>
            <text:p>\add-token (post)</text:p>
          </draw:text-box>
        </draw:frame>
        <draw:line draw:style-name="gr13" draw:text-style-name="P3" draw:layer="layout" svg:x1="20.25cm" svg:y1="31.25cm" svg:x2="20.25cm" svg:y2="35.5cm">
          <text:p/>
        </draw:line>
        <draw:line draw:style-name="gr13" draw:text-style-name="P3" draw:layer="layout" svg:x1="28.909cm" svg:y1="31.258cm" svg:x2="28.909cm" svg:y2="35.508cm">
          <text:p/>
        </draw:line>
        <draw:frame draw:style-name="gr4" draw:text-style-name="P4" draw:layer="layout" svg:width="3.25cm" svg:height="1.673cm" svg:x="17.75cm" svg:y="31.5cm">
          <draw:text-box>
            <text:p>user_id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1.2$Windows_X86_64 LibreOffice_project/7cbcfc562f6eb6708b5ff7d7397325de9e764452</meta:generator>
    <dc:date>2023-06-20T15:33:05.085000000</dc:date>
    <meta:editing-duration>PT1H46M32S</meta:editing-duration>
    <meta:editing-cycles>25</meta:editing-cycles>
    <meta:print-date>2023-06-08T12:16:08.140000000</meta:print-date>
    <meta:document-statistic meta:object-count="76"/>
  </office:meta>
</office:document-meta>
</file>